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7964907415212697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3">nom</text:p>
                    </text:list-item>
                    <text:list-item>
                      <text:p text:style-name="P3">rôle</text:p>
                    </text:list-item>
                    <text:list-item>
                      <text:p text:style-name="P3">rôle secondaire (sauf 1)</text:p>
                    </text:list-item>
                    <text:list-item>
                      <text:p text:style-name="P3">matériel associé (sauf 4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brancher les machines, la couche 1</text:p>
              <text:list>
                <text:list-item>
                  <text:p text:style-name="P4">rôles de la couche</text:p>
                  <text:list>
                    <text:list-item>
                      <text:p text:style-name="P4">couche étudiée ici</text:p>
                    </text:list-item>
                    <text:list-item>
                      <text:p text:style-name="P4">rôle principal (déjà vu)</text:p>
                    </text:list-item>
                    <text:list-item>
                      <text:p text:style-name="P4">exemples de supports (2)</text:p>
                    </text:list-item>
                    <text:list-item>
                      <text:p text:style-name="P4">qu'est ce que cette couche fait transiter ?</text:p>
                    </text:list-item>
                    <text:list-item>
                      <text:p text:style-name="P4"><text:soft-page-break/>chacune de ses valeurs correspond a quel état physique ?</text:p>
                    </text:list-item>
                    <text:list-item>
                      <text:p text:style-name="P4">Pourquoi que deux valeurs / états et pas plus ?</text:p>
                    </text:list-item>
                    <text:list-item>
                      <text:p text:style-name="P4">Qu'est ce qui peut venir poser problème s'il y a plus de valeurs ?</text:p>
                    </text:list-item>
                  </text:list>
                </text:list-item>
                <text:list-item>
                  <text:p text:style-name="P4">matériaux</text:p>
                  <text:list>
                    <text:list-item>
                      <text:p text:style-name="P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10T10:13:58</dc:date>
    <dc:creator>yjfjyf jjku</dc:creator>
    <meta:editing-duration>PT4H14M31S</meta:editing-duration>
    <meta:editing-cycles>92</meta:editing-cycles>
    <meta:generator>OpenOffice/4.0.0$Unix OpenOffice.org_project/400m3$Build-9702</meta:generator>
    <meta:document-statistic meta:table-count="0" meta:image-count="0" meta:object-count="0" meta:page-count="2" meta:paragraph-count="53" meta:word-count="361" meta:character-count="1870"/>
  </office:meta>
</office:document-meta>
</file>